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023372" officeooo:paragraph-rsid="00195622" style:font-size-asian="12pt" style:font-size-complex="12pt"/>
    </style:style>
    <style:style style:name="P2" style:family="paragraph" style:parent-style-name="Standard">
      <style:text-properties fo:font-size="12pt" officeooo:paragraph-rsid="00195622" style:font-size-asian="12pt" style:font-size-complex="12pt"/>
    </style:style>
    <style:style style:name="P3" style:family="paragraph" style:parent-style-name="Standard">
      <style:text-properties fo:font-size="12pt" officeooo:rsid="00195622" officeooo:paragraph-rsid="00195622" style:font-size-asian="12pt" style:font-size-complex="12pt"/>
    </style:style>
    <style:style style:name="P4" style:family="paragraph" style:parent-style-name="Standard">
      <style:text-properties fo:font-size="12pt" officeooo:rsid="00195622" officeooo:paragraph-rsid="00195622" style:font-size-asian="12pt" style:font-size-complex="12pt"/>
    </style:style>
    <style:style style:name="P5" style:family="paragraph" style:parent-style-name="Standard">
      <style:paragraph-properties fo:break-before="page"/>
      <style:text-properties fo:font-size="12pt" officeooo:rsid="001bc223" officeooo:paragraph-rsid="001bc223" style:font-size-asian="12pt" style:font-size-complex="12pt"/>
    </style:style>
    <style:style style:name="P6" style:family="paragraph" style:parent-style-name="Standard">
      <style:text-properties fo:font-size="12pt" officeooo:rsid="001bc223" officeooo:paragraph-rsid="001bc223" style:font-size-asian="12pt" style:font-size-complex="12pt"/>
    </style:style>
    <style:style style:name="T1" style:family="text">
      <style:text-properties officeooo:rsid="0018d0b7"/>
    </style:style>
    <style:style style:name="T2" style:family="text">
      <style:text-properties officeooo:rsid="00192b49"/>
    </style:style>
    <style:style style:name="T3" style:family="text">
      <style:text-properties officeooo:rsid="001b5c4d"/>
    </style:style>
    <style:style style:name="T4" style:family="text">
      <style:text-properties officeooo:rsid="00023372"/>
    </style:style>
    <style:style style:name="T5" style:family="text">
      <style:text-properties officeooo:rsid="001f23c4"/>
    </style:style>
    <style:style style:name="T6" style:family="text">
      <style:text-properties officeooo:rsid="000ffef2"/>
    </style:style>
    <style:style style:name="T7" style:family="text">
      <style:text-properties officeooo:rsid="00195622"/>
    </style:style>
    <style:style style:name="T8" style:family="text">
      <style:text-properties officeooo:rsid="001abd0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periment No<text:tab/>: <text:span text:style-name="T1">1</text:span><text:span text:style-name="T7">3</text:span></text:p>
      <text:p text:style-name="P1">Aim<text:tab/><text:tab/><text:tab/>: To implement <text:span text:style-name="T8">a</text:span><text:span text:style-name="T7"> calculator using YACC</text:span></text:p>
      <text:p text:style-name="P2">Date<text:tab/><text:tab/><text:tab/>: <text:span text:style-name="T2">1</text:span><text:span text:style-name="T3">9</text:span><text:span text:style-name="T4">/</text:span><text:span text:style-name="T5">1</text:span><text:span text:style-name="T6">2</text:span><text:span text:style-name="T5">/</text:span><text:span text:style-name="T4">2022</text:span></text:p>
      <text:p text:style-name="P2">Name<text:tab/><text:tab/><text:tab/>: <text:span text:style-name="T4">Aravind Jose</text:span></text:p>
      <text:p text:style-name="P1">Roll No<text:tab/><text:tab/>: 10</text:p>
      <text:p text:style-name="P1"/>
      <text:p text:style-name="P3">Program</text:p>
      <text:p text:style-name="P3">-----------</text:p>
      <text:p text:style-name="P3"/>
      <text:p text:style-name="P3">lex file</text:p>
      <text:p text:style-name="P3">---------</text:p>
      <text:p text:style-name="P3">%{</text:p>
      <text:p text:style-name="P3"/>
      <text:p text:style-name="P3">#include&lt;stdio.h&gt;</text:p>
      <text:p text:style-name="P3"/>
      <text:p text:style-name="P3">#include "y.tab.h"</text:p>
      <text:p text:style-name="P3"/>
      <text:p text:style-name="P3">extern int yylval;</text:p>
      <text:p text:style-name="P3"/>
      <text:p text:style-name="P3">%}</text:p>
      <text:p text:style-name="P3"/>
      <text:p text:style-name="P3"/>
      <text:p text:style-name="P3"/>
      <text:p text:style-name="P3">%%</text:p>
      <text:p text:style-name="P3"/>
      <text:p text:style-name="P3">[0-9]+ {</text:p>
      <text:p text:style-name="P3"/>
      <text:p text:style-name="P3"><text:s text:c="10"/>yylval=atoi(yytext);</text:p>
      <text:p text:style-name="P3"/>
      <text:p text:style-name="P3"><text:s text:c="10"/>return NUMBER;</text:p>
      <text:p text:style-name="P3"/>
      <text:p text:style-name="P3"><text:s text:c="7"/>}</text:p>
      <text:p text:style-name="P3"/>
      <text:p text:style-name="P3">[\t] ;</text:p>
      <text:p text:style-name="P3"/>
      <text:p text:style-name="P3">[\n] return 0;</text:p>
      <text:p text:style-name="P3"/>
      <text:p text:style-name="P3">. return yytext[0];</text:p>
      <text:p text:style-name="P3"/>
      <text:p text:style-name="P3">%%</text:p>
      <text:p text:style-name="P3"/>
      <text:p text:style-name="P3">int yywrap()</text:p>
      <text:p text:style-name="P3"/>
      <text:p text:style-name="P3">{</text:p>
      <text:p text:style-name="P3"><text:soft-page-break/></text:p>
      <text:p text:style-name="P3">return 1;</text:p>
      <text:p text:style-name="P3"/>
      <text:p text:style-name="P3">}</text:p>
      <text:p text:style-name="P3"/>
      <text:p text:style-name="P3"/>
      <text:p text:style-name="P6">yacc file</text:p>
      <text:p text:style-name="P6">-----------</text:p>
      <text:p text:style-name="P6">%{</text:p>
      <text:p text:style-name="P6"/>
      <text:p text:style-name="P6"><text:s text:c="4"/>#include&lt;stdio.h&gt;</text:p>
      <text:p text:style-name="P6"/>
      <text:p text:style-name="P6"><text:s text:c="4"/>int flag=0;</text:p>
      <text:p text:style-name="P6"/>
      <text:p text:style-name="P6"><text:s text:c="3"/></text:p>
      <text:p text:style-name="P6"/>
      <text:p text:style-name="P6">%}</text:p>
      <text:p text:style-name="P6"/>
      <text:p text:style-name="P6">%token NUMBER</text:p>
      <text:p text:style-name="P6"/>
      <text:p text:style-name="P6"/>
      <text:p text:style-name="P6"/>
      <text:p text:style-name="P6">%left '+' '-'</text:p>
      <text:p text:style-name="P6"/>
      <text:p text:style-name="P6">%left '*' '/' '%'</text:p>
      <text:p text:style-name="P6"/>
      <text:p text:style-name="P6">%left '(' ')'</text:p>
      <text:p text:style-name="P6"/>
      <text:p text:style-name="P6">%%</text:p>
      <text:p text:style-name="P6"/>
      <text:p text:style-name="P6">ArithmeticExpression: E{</text:p>
      <text:p text:style-name="P6"/>
      <text:p text:style-name="P6"><text:s text:c="9"/>printf("\nResult=%d\n",$$);</text:p>
      <text:p text:style-name="P6"/>
      <text:p text:style-name="P6"><text:s text:c="9"/>return 0;</text:p>
      <text:p text:style-name="P6"/>
      <text:p text:style-name="P6"><text:s text:c="8"/>};</text:p>
      <text:p text:style-name="P6"/>
      <text:p text:style-name="P6">E:E'+'E {$$=$1+$3;}</text:p>
      <text:p text:style-name="P6"/>
      <text:p text:style-name="P6"><text:s/>|E'-'E {$$=$1-$3;}</text:p>
      <text:p text:style-name="P6"/>
      <text:p text:style-name="P6"><text:s/>|E'*'E {$$=$1*$3;}</text:p>
      <text:p text:style-name="P6"/>
      <text:p text:style-name="P6"><text:soft-page-break/><text:s/>|E'/'E {$$=$1/$3;}</text:p>
      <text:p text:style-name="P6"/>
      <text:p text:style-name="P6"><text:s/>|E'%'E {$$=$1%$3;}</text:p>
      <text:p text:style-name="P6"/>
      <text:p text:style-name="P6"><text:s/>|'('E')' {$$=$2;}</text:p>
      <text:p text:style-name="P6"/>
      <text:p text:style-name="P6"><text:s/>| NUMBER {$$=$1;}</text:p>
      <text:p text:style-name="P6"/>
      <text:p text:style-name="P6">;</text:p>
      <text:p text:style-name="P6"/>
      <text:p text:style-name="P6">%%</text:p>
      <text:p text:style-name="P6"/>
      <text:p text:style-name="P6"/>
      <text:p text:style-name="P6"/>
      <text:p text:style-name="P6">void main()</text:p>
      <text:p text:style-name="P6"/>
      <text:p text:style-name="P6">{</text:p>
      <text:p text:style-name="P6"/>
      <text:p text:style-name="P6"><text:s text:c="3"/>printf("\nEnter expression:\n");</text:p>
      <text:p text:style-name="P6"/>
      <text:p text:style-name="P6"><text:s text:c="3"/>yyparse();</text:p>
      <text:p text:style-name="P6"/>
      <text:p text:style-name="P6"><text:s text:c="2"/>if(flag==0)</text:p>
      <text:p text:style-name="P6"/>
      <text:p text:style-name="P6"><text:s text:c="3"/>printf("\nEntered arithmetic expression is Valid\n\n");</text:p>
      <text:p text:style-name="P6"/>
      <text:p text:style-name="P6"><text:s/></text:p>
      <text:p text:style-name="P6"/>
      <text:p text:style-name="P6">}</text:p>
      <text:p text:style-name="P6"/>
      <text:p text:style-name="P6">void yyerror()</text:p>
      <text:p text:style-name="P6"/>
      <text:p text:style-name="P6">{</text:p>
      <text:p text:style-name="P6"/>
      <text:p text:style-name="P6"><text:s text:c="3"/>printf("\nEntered arithmetic expression is Invalid\n\n");</text:p>
      <text:p text:style-name="P6"/>
      <text:p text:style-name="P6"><text:s text:c="3"/>flag=1;</text:p>
      <text:p text:style-name="P6"/>
      <text:p text:style-name="P6">}</text:p>
      <text:p text:style-name="P5">Output</text:p>
      <text:p text:style-name="P6">---------</text:p>
      <text:p text:style-name="P6"/>
      <text:p text:style-name="P6">Enter expression:</text:p>
      <text:p text:style-name="P6">1+2</text:p>
      <text:p text:style-name="P6"/>
      <text:p text:style-name="P6">Result=3</text:p>
      <text:p text:style-name="P6"/>
      <text:p text:style-name="P6">Entered arithmetic expression is Valid</text:p>
      <text:p text:style-name="P6"/>
      <text:p text:style-name="P6"/>
      <text:p text:style-name="P6"/>
      <text:p text:style-name="P6">Enter expression:</text:p>
      <text:p text:style-name="P6">1++</text:p>
      <text:p text:style-name="P6"/>
      <text:p text:style-name="P6">Entered arithmetic expression is Invalid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4.001cm" fo:margin-bottom="4.001cm" fo:margin-left="4.001cm" fo:margin-right="4.0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9T15:16:16.084197754</meta:creation-date>
    <dc:date>2022-12-19T15:23:35.632730501</dc:date>
    <meta:editing-duration>PT6M43S</meta:editing-duration>
    <meta:editing-cycles>3</meta:editing-cycles>
    <meta:generator>LibreOffice/7.3.5.2$Linux_X86_64 LibreOffice_project/30$Build-2</meta:generator>
    <meta:document-statistic meta:table-count="0" meta:image-count="0" meta:object-count="0" meta:page-count="4" meta:paragraph-count="74" meta:word-count="144" meta:character-count="1046" meta:non-whitespace-character-count="879"/>
  </office:meta>
</office:document-meta>
</file>